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320276E03CA.png"/>
  <manifest:file-entry manifest:media-type="image/png" manifest:full-path="Pictures/10000000000007080000049FF72E8C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4cm" svg:height="4.1cm" svg:x="11.9cm" svg:y="8.3cm">
          <draw:image xlink:href="Pictures/10000000000007080000049FF72E8C42.png" xlink:type="simple" xlink:show="embed" xlink:actuate="onLoad">
            <text:p/>
          </draw:image>
        </draw:frame>
        <draw:frame draw:style-name="gr1" draw:text-style-name="P1" draw:layer="layout" svg:width="5.116cm" svg:height="4.156cm" svg:x="13.084cm" svg:y="1.444cm">
          <draw:image xlink:href="Pictures/100000000000032000000320276E03CA.png" xlink:type="simple" xlink:show="embed" xlink:actuate="onLoad">
            <text:p/>
          </draw:image>
        </draw:frame>
        <draw:custom-shape draw:style-name="gr2" draw:text-style-name="P1" draw:layer="layout" svg:width="1.4cm" svg:height="2.4cm" svg:x="15.074cm" svg:y="5.6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6.6cm" svg:height="2.7cm" svg:x="9.2cm" svg:y="5.5cm">
          <draw:text-box>
            <text:p>Brancher Directement sur la carte Ardui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cc99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4T18:52:48.70</meta:creation-date>
    <dc:date>2018-04-18T17:41:42.91</dc:date>
    <meta:editing-duration>PT6M6S</meta:editing-duration>
    <meta:editing-cycles>2</meta:editing-cycles>
    <meta:generator>OpenOffice/4.1.5$Win32 OpenOffice.org_project/415m1$Build-9789</meta:generator>
    <meta:document-statistic meta:object-count="4"/>
  </office:meta>
</office:document-meta>
</file>